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style:text-underline-style="solid" style:text-underline-width="auto" style:text-underline-color="font-color" fo:font-weight="normal" officeooo:rsid="0013be43" officeooo:paragraph-rsid="0013be43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2pt" style:text-underline-style="none" fo:font-weight="normal" officeooo:rsid="0013be43" officeooo:paragraph-rsid="0013be43" style:font-size-asian="22pt" style:font-weight-asian="normal" style:font-size-complex="2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tre de motiv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7:49:03.193234626</meta:creation-date>
    <dc:date>2018-05-30T07:50:52.066337302</dc:date>
    <meta:editing-duration>PT1M50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5.1.6.2$Linux_X86_64 LibreOffice_project/10m0$Build-2</meta:generator>
  </office:meta>
</office:document-meta>
</file>